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tent.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fo="urn:oasis:names:tc:opendocument:xmlns:xsl-fo-compatible:1.0" office:version="1.2">
  <office:automatic-styles>
    <style:style style:name="T1" style:family="text">
      <style:text-properties style:text-underline-type="single" style:text-underline-style="solid"/>
    </style:style>
    <style:style style:name="P1" style:family="paragraph">
      <style:paragraph-properties/>
    </style:style>
  </office:automatic-styles>
  <office:body>
    <office:text>
      <text:p text:style-name="P1"><text:span text:style-name="T1">Wie soll dass dann hinterher aussehen?</text:span></text:p>
      <text:p text:style-name="P1">Im Grunde genommen soll am Ende eine einzelne Webseite geladen werden, deren Inhalt dynamisch je nach Interaktionsbereich zusammen gestellt wird. Dabei soll ein hochreaktives Interface entstehen, welches modernen Anforderungen ... mehr oder weniger ... genüge tun soll.</text:p>
      <text:p text:style-name="P1">Irgendwie gibt es beispielsweise am linken Rand eine dreigeteilte Liste.</text:p>
      <text:p text:style-name="P1">Ganz oben ist ein Klappmenü, dessen Namen ich noch nicht kenne. Über dieses erreicht man einen Schieberegler oder sowas, über den man den Autorefresch einstellen kann. Darunter gibt es ein Suchfeld, ebenfalls in dem Klappmenü. Dann kommen noch die Links zu den Einstellungen (und ein weiterer Link für Admin-Einstellungen) sowie ein „abmelden“-Link. Der Link für das Klappmenü ist lediglich eine Zeile hoch und zum nächsten Feld gibt es einen Trennstrich.</text:p>
      <text:p text:style-name="P1">Darunter die beiden Teile sind mittig geteilt. Oben befindet sich eine Auflistung von Themen. Die Liste kann man durchscrollen und die „Seitenweiterschaltung“ in der Liste erfolgt bei Bedarf dynamisch.</text:p>
      <text:p text:style-name="P1">Im untersten Teil ist eine Benutzerliste, die ähnlich der Themenliste funktioniert.</text:p>
      <text:p text:style-name="P1">Eventuell kann man die Listen auch übereinander legen und dann über eine Art Notizbuchreiter erreichbar machen.</text:p>
      <text:p text:style-name="P1">Neben jedem Eintrag (Benutzer oder Thema) gibt es eine Anzeige über neue Beiträge bzw. Nachrichten. Die Listen sind schmal an den Rand gepappt. Fährt man mit der Maus drüber, verbreitern die sich aber.</text:p>
      <text:p text:style-name="P1">Im Hauptteil des ganzen befindet sich die Liste der Beiträge, ganz so wie es bereits der Fall ist. Hier werden lediglich die Kommentare bei Bedarf zwischen den Beiträgen eingeblendet, wenn man auf einen entsprechenden Link klickt.</text:p>
      <text:p text:style-name="P1">Das Konzept ist aber wirklich nur ein Gedanke und weit davon entfernt, zu funktionieren. Je mehr ich darüber schreibe, desto mehr werden mir hier die Unzulänglichkeiten dieser Idee gewahr.</text:p>
      <text:p text:style-name="P1">Positiv ist, dass man die Themen im Überblick hat und gleichzeitig die Beiträge sehen kann, ohne mit der Maus über irgendwelche Klappmenüs zu fahren. Irgendwie macht das den Eindruck, als wäre alles leichter überschaubar und zugänglich.</text:p>
      <text:p text:style-name="P1">Negativ ist, dass die Themenüberschriften nicht in ihrer vollen Länge angezeigt werden können, ohne dass man mit der Maus drüber fährt. Die Sortierung könnte auch kompliziert werden. Denn standardmäßig müssen ja trotzdem alle aktuellen Themen als erstes kommen, aber dann eben auf Wunsch alphabetisch trotzdem.</text:p>
      <text:p text:style-name="P1">Außerdem bin ich mir noch nicht sicher, wo die Optionsmenüs an den Themen sowie die Info, wer den neuesten Beitrag verfasst hat, hin kommt.</text:p>
      <text:p text:style-name="P1">Letzteres könnte in der Zusammenfassung mit drin stehen und erst beim Überfahren mit der Maus rechts neben dem Themeneintrag erscheinen. So wie das eben jetzt schon ist, nur in schön.</text:p>
    </office:text>
  </office:body>
</office:document-content>
</file>

<file path=styles.xml><?xml version="1.0" encoding="utf-8"?>
<office:document-styles xmlns:office="urn:oasis:names:tc:opendocument:xmlns:office:1.0" office:version="1.2"/>
</file>